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724" officeooo:paragraph-rsid="0003c724"/>
    </style:style>
    <style:style style:name="P2" style:family="paragraph" style:parent-style-name="Standard">
      <style:text-properties officeooo:rsid="0005191a" officeooo:paragraph-rsid="0005191a"/>
    </style:style>
    <style:style style:name="P3" style:family="paragraph" style:parent-style-name="Standard">
      <style:text-properties officeooo:rsid="00057880" officeooo:paragraph-rsid="00057880"/>
    </style:style>
    <style:style style:name="P4" style:family="paragraph" style:parent-style-name="Standard">
      <style:text-properties officeooo:rsid="00071d3b" officeooo:paragraph-rsid="00071d3b"/>
    </style:style>
    <style:style style:name="P5" style:family="paragraph" style:parent-style-name="Standard">
      <style:text-properties officeooo:rsid="00082065" officeooo:paragraph-rsid="00082065"/>
    </style:style>
    <style:style style:name="P6" style:family="paragraph" style:parent-style-name="Standard">
      <style:text-properties officeooo:rsid="0008b94d" officeooo:paragraph-rsid="0008b94d"/>
    </style:style>
    <style:style style:name="P7" style:family="paragraph" style:parent-style-name="Standard">
      <style:text-properties officeooo:rsid="0008b94d" officeooo:paragraph-rsid="0008b94d"/>
    </style:style>
    <style:style style:name="P8" style:family="paragraph" style:parent-style-name="Standard">
      <style:text-properties officeooo:rsid="000b6ed2" officeooo:paragraph-rsid="000b6ed2"/>
    </style:style>
    <style:style style:name="P9" style:family="paragraph" style:parent-style-name="Standard">
      <style:text-properties officeooo:rsid="000cad2f" officeooo:paragraph-rsid="000cad2f"/>
    </style:style>
    <style:style style:name="P10" style:family="paragraph" style:parent-style-name="Standard">
      <style:text-properties officeooo:rsid="000dbf79" officeooo:paragraph-rsid="000dbf79"/>
    </style:style>
    <style:style style:name="T1" style:family="text">
      <style:text-properties officeooo:rsid="0008b94d"/>
    </style:style>
    <style:style style:name="T2" style:family="text">
      <style:text-properties officeooo:rsid="000a2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é uma ferramenta de versionamento de codigo, que n possui uma interface por padrão, podemos usar outras ferramentas acopladas com o git que dão uma interface, mas ele puro mesmo é só por linha de comando </text:p>
      <text:p text:style-name="P1"/>
      <text:p text:style-name="P3">Git debaixo dos panos:</text:p>
      <text:p text:style-name="P1"/>
      <text:p text:style-name="P2">Sha1 – é um algoritmo de encriptacão, essa encriptacão gera um conjunto de characteres único de 40 digitos que vai servir como um identificador, o sha1 é uma forma curta de representar/identificar um arquivo</text:p>
      <text:p text:style-name="P2"/>
      <text:p text:style-name="P4">Objetos Fundamentais: Blobs, Trees e Commits</text:p>
      <text:p text:style-name="P4"/>
      <text:p text:style-name="P5">Blob é um objeto que vai conter o sha1 do arquivo + algumas informacões, no blob é adicionado ao arquivo <text:span text:style-name="T1">metadados</text:span> como o tamanho do arquivo e dps disso ele vai fazer um sha1, é por isso que se você fizer apenas um sha1 puro do arquivo vai dar um codigo diferente do blob</text:p>
      <text:p text:style-name="P5"/>
      <text:p text:style-name="P6">Trees armazenam e apontam Blobs e Commits, ele possui também metadados a tree vai ser responsavel por montar a estrutura de onde estão aqueles arquivos uma tree pode apontar para outra tree, da mesma forma que um diretorio pode estar dentro de outra tree, a tree vai ter um sha1 também</text:p>
      <text:p text:style-name="P6"/>
      <text:p text:style-name="P6">Commit aponta para uma Tree, aponta para um parente(ultimo commit antes dele), aponta para um autor, aponta para uma mensagem, e para a data que ele foi executado, <text:span text:style-name="T2">o sha1 do commit é o hash de toa a informacão. </text:span></text:p>
      <text:p text:style-name="P6"/>
      <text:p text:style-name="P8">Para usar o github é necessario meio q registrar a maquina com uma chave ssh, dessa forma ficar possível você usar o git</text:p>
      <text:p text:style-name="P8"/>
      <text:p text:style-name="P9"/>
      <text:p text:style-name="P9">Commitando um arquivo</text:p>
      <text:p text:style-name="P9"/>
      <text:p text:style-name="P10">git init </text:p>
      <text:p text:style-name="P10"/>
      <text:p text:style-name="P10">quando usamos o git init estamos inicializando um repositorio, dentro daquele diretorio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3c72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8:52:59.923619661</meta:creation-date>
    <dc:date>2022-04-12T23:55:11.475430613</dc:date>
    <meta:editing-duration>PT7H21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64" meta:character-count="1486" meta:non-whitespace-character-count="1228"/>
  </office:meta>
</office:document-meta>
</file>